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.86pt"/>
    </style:style>
    <style:style style:name="co3" style:family="table-column">
      <style:table-column-properties fo:break-before="auto" style:column-width="15.39pt"/>
    </style:style>
    <style:style style:name="co4" style:family="table-column">
      <style:table-column-properties fo:break-before="auto" style:column-width="1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Gesetz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 M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 M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. M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. M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. Mos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Die Prophe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sua und Rich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muel und Köni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esaj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erem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seki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e 12 (Hosea – Maleachi)</text:p>
          </table:table-cell>
          <table:table-cell table:number-columns-repeated="2"/>
          <table:table-cell office:value-type="string" calcext:value-type="string">
            <text:p>Vgl Apg 7:42 / Apg 13: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Pslamen / Heilige Schri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salm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prüch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o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heli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ut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lagelie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edig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sth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ani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sra u. Nehem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hronik</text:p>
          </table:table-cell>
          <table:table-cell table:number-columns-repeated="2"/>
          <table:table-cell office:value-type="string" calcext:value-type="string">
            <text:p>Beachte: Hebr. Alefbeth hat 22 Buchstab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Geschich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tthä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rk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k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ohann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postelgeschich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7 Katholische Epistel</text:p>
          </table:table-cell>
          <table:table-cell table:number-columns-repeated="4"/>
          <table:table-cell office:value-type="string" calcext:value-type="string">
            <text:p>Vor Paulus, Gal 1:17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akob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. Petr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. Petr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. Johann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. Johann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. Johann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uda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14 Paulinische Episte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Prophetisc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Total: 7x7 Bücher, 27 = 3 hoch 3 Bücher im Neuen Testa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 style:data-style-name="N2" text:time-value="13:00:17.511098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2:58:27.402829541</meta:creation-date>
    <meta:generator>LibreOffice/6.0.2.1.0$Linux_X86_64 LibreOffice_project/00m0$Build-1</meta:generator>
    <dc:date>2018-03-28T21:05:55.695070002</dc:date>
    <meta:editing-duration>PT7H55M25S</meta:editing-duration>
    <meta:editing-cycles>6</meta:editing-cycles>
    <meta:document-statistic meta:table-count="1" meta:cell-count="101" meta:object-count="0"/>
  </office:meta>
</office:document-meta>
</file>